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family-generic="roman" style:font-pitch="variable"/>
    <style:font-face style:name="Symbol1" svg:font-family="Symbol" style:font-adornments="Regular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</style:style>
    <style:style style:name="P2" style:family="paragraph" style:parent-style-name="Standard">
      <style:paragraph-properties fo:margin-top="0in" fo:margin-bottom="0.139in" style:contextual-spacing="false" fo:line-height="115%" fo:text-align="center" style:justify-single-word="false"/>
    </style:style>
    <style:style style:name="P3" style:family="paragraph" style:parent-style-name="Standard" style:list-style-name="WWNum1">
      <style:paragraph-properties fo:margin-left="0.5in" fo:margin-right="0in" fo:margin-top="0in" fo:margin-bottom="0.139in" style:contextual-spacing="false" fo:line-height="115%" fo:text-indent="-0.25in" style:auto-text-indent="false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fo:font-size="12pt" officeooo:rsid="00089d05" officeooo:paragraph-rsid="00089d05" style:font-size-asian="12pt" style:font-size-complex="12pt"/>
    </style:style>
    <style:style style:name="P5" style:family="paragraph" style:parent-style-name="Standard">
      <style:paragraph-properties fo:margin-top="0in" fo:margin-bottom="0.139in" style:contextual-spacing="false" fo:line-height="115%"/>
      <style:text-properties style:font-name="Calibri1" fo:font-size="12pt" officeooo:paragraph-rsid="0004897c" style:font-size-asian="12pt" style:font-size-complex="12pt"/>
    </style:style>
    <style:style style:name="P6" style:family="paragraph" style:parent-style-name="Standard">
      <style:paragraph-properties fo:margin-top="0in" fo:margin-bottom="0.139in" style:contextual-spacing="false" fo:line-height="115%"/>
      <style:text-properties style:font-name="Calibri1" fo:font-size="12pt" officeooo:rsid="0004897c" officeooo:paragraph-rsid="0004897c" style:font-size-asian="12pt" style:font-size-complex="12pt"/>
    </style:style>
    <style:style style:name="P7" style:family="paragraph" style:parent-style-name="Standard">
      <style:paragraph-properties fo:margin-top="0in" fo:margin-bottom="0.139in" style:contextual-spacing="false" fo:line-height="115%"/>
      <style:text-properties style:font-name="Calibri1" fo:font-size="12pt" fo:language="bg" fo:country="BG" officeooo:rsid="00054636" officeooo:paragraph-rsid="00054636" style:font-size-asian="12pt" style:font-size-complex="12pt"/>
    </style:style>
    <style:style style:name="P8" style:family="paragraph" style:parent-style-name="Standard">
      <style:paragraph-properties fo:margin-top="0in" fo:margin-bottom="0.139in" style:contextual-spacing="false" fo:line-height="115%"/>
      <style:text-properties style:font-name="Calibri1" fo:font-size="12pt" fo:language="bg" fo:country="BG" officeooo:rsid="0005d936" officeooo:paragraph-rsid="0005d936" style:font-size-asian="12pt" style:font-size-complex="12pt"/>
    </style:style>
    <style:style style:name="P9" style:family="paragraph" style:parent-style-name="Standard">
      <style:paragraph-properties fo:margin-top="0in" fo:margin-bottom="0.139in" style:contextual-spacing="false" fo:line-height="115%"/>
      <style:text-properties style:font-name="Calibri1" fo:font-size="12pt" fo:language="bg" fo:country="BG" officeooo:rsid="0005d936" officeooo:paragraph-rsid="0006b71b" style:font-size-asian="12pt" style:font-size-complex="12pt"/>
    </style:style>
    <style:style style:name="P10" style:family="paragraph" style:parent-style-name="Standard" style:list-style-name="WWNum1">
      <style:paragraph-properties fo:margin-left="0.5in" fo:margin-right="0in" fo:margin-top="0in" fo:margin-bottom="0.139in" style:contextual-spacing="false" fo:line-height="115%" fo:text-indent="-0.25in" style:auto-text-indent="false"/>
      <style:text-properties style:font-name="Calibri1" fo:font-size="16pt" style:font-size-asian="16pt" style:font-size-complex="16pt"/>
    </style:style>
    <style:style style:name="P11" style:family="paragraph" style:parent-style-name="Standard" style:list-style-name="L2">
      <style:paragraph-properties fo:margin-top="0in" fo:margin-bottom="0.139in" style:contextual-spacing="false" fo:line-height="115%"/>
      <style:text-properties fo:font-size="16pt" officeooo:paragraph-rsid="00089d05" style:font-size-asian="16pt" style:font-size-complex="16pt"/>
    </style:style>
    <style:style style:name="T1" style:family="text">
      <style:text-properties style:font-name="Calibri" fo:font-size="14pt" fo:language="bg" fo:country="BG" style:font-size-asian="14pt"/>
    </style:style>
    <style:style style:name="T2" style:family="text">
      <style:text-properties style:font-name="Calibri" fo:font-size="18pt" fo:language="bg" fo:country="BG" style:font-size-asian="18pt"/>
    </style:style>
    <style:style style:name="T3" style:family="text">
      <style:text-properties style:font-name="Calibri" fo:font-size="16pt" fo:language="bg" fo:country="BG" style:font-size-asian="16pt"/>
    </style:style>
    <style:style style:name="T4" style:family="text">
      <style:text-properties style:font-name="Calibri" fo:font-size="12pt" fo:language="bg" fo:country="BG" style:font-size-asian="12pt"/>
    </style:style>
    <style:style style:name="T5" style:family="text">
      <style:text-properties style:font-name="Calibri" fo:font-size="12pt" fo:language="en" fo:country="US" style:font-size-asian="12pt"/>
    </style:style>
    <style:style style:name="T6" style:family="text">
      <style:text-properties style:font-name="Calibri" fo:font-size="11pt" fo:language="en" fo:country="US" style:font-size-asian="11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4897c"/>
    </style:style>
    <style:style style:name="T9" style:family="text">
      <style:text-properties fo:language="en" fo:country="US" officeooo:rsid="00054636"/>
    </style:style>
    <style:style style:name="T10" style:family="text">
      <style:text-properties fo:language="en" fo:country="US" officeooo:rsid="0006b71b"/>
    </style:style>
    <style:style style:name="T11" style:family="text">
      <style:text-properties fo:language="bg" fo:country="BG"/>
    </style:style>
    <style:style style:name="T12" style:family="text">
      <style:text-properties fo:language="bg" fo:country="BG" officeooo:rsid="0004897c"/>
    </style:style>
    <style:style style:name="T13" style:family="text">
      <style:text-properties fo:language="bg" fo:country="BG" officeooo:rsid="00054636"/>
    </style:style>
    <style:style style:name="T14" style:family="text">
      <style:text-properties fo:language="bg" fo:country="BG" officeooo:rsid="000b2c58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06b71b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Calibri1" fo:language="bg" fo:country="BG" fo:font-style="italic" style:text-underline-style="none" fo:font-weight="normal" officeooo:rsid="0006b71b" style:text-blinking="false" fo:background-color="transparent" loext:char-shading-value="0"/>
    </style:style>
    <style:style style:name="T18" style:family="text">
      <style:text-properties style:font-name="Calibri1" fo:language="bg" fo:country="BG"/>
    </style:style>
    <style:style style:name="T19" style:family="text">
      <style:text-properties style:font-name="Calibri1" fo:language="bg" fo:country="BG" officeooo:rsid="00089d05"/>
    </style:style>
    <style:style style:name="T20" style:family="text">
      <style:text-properties style:font-name="Calibri1" fo:language="bg" fo:country="BG" officeooo:rsid="0005d936"/>
    </style:style>
    <style:style style:name="T21" style:family="text">
      <style:text-properties style:font-name="Calibri1" fo:language="bg" fo:country="BG" officeooo:rsid="0006b71b"/>
    </style:style>
    <style:style style:name="T22" style:family="text">
      <style:text-properties style:font-name="Calibri1" fo:language="en" fo:country="US"/>
    </style:style>
    <style:style style:name="T23" style:family="text">
      <style:text-properties style:font-name="Calibri1" fo:language="en" fo:country="US" officeooo:rsid="0005d936"/>
    </style:style>
    <style:style style:name="T24" style:family="text">
      <style:text-properties officeooo:rsid="0006b7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Акага Павлова, ФН: 45750, Информатика</text:span><text:span text:style-name="T1"/></text:p>
      <text:p text:style-name="P2"><text:span text:style-name="T2">Интерпретатор на Scheme</text:span><text:span text:style-name="T2"/></text:p>
      <text:list xml:id="list1832194943" text:style-name="WWNum1">
        <text:list-item>
          <text:p text:style-name="P3"><text:span text:style-name="T3">Идея</text:span><text:span text:style-name="T2"/></text:p>
        </text:list-item>
      </text:list>
      <text:p text:style-name="P1"><text:span text:style-name="T4">Интерпретаторът е реализиран, основавайки се на </text:span><text:span text:style-name="T5">S-</text:span><text:span text:style-name="T4">изразите и опростения синтаксис на </text:span><text:span text:style-name="T5">Scheme. </text:span><text:span text:style-name="T4">Входните данни не се разглеждат като последователност от символи, ами като </text:span><text:span text:style-name="T5">S-</text:span><text:span text:style-name="T4">изрази. Ако изразът е атом, това е и резултатът , ако изразът е наредена двойка, рекурсивно се интерпретират съставящите я елементи.</text:span><text:span text:style-name="T5"> </text:span><text:span text:style-name="T4">Последното елиминира нуждата от </text:span><text:span text:style-name="T5">Lexer </text:span><text:span text:style-name="T4">и </text:span><text:span text:style-name="T5">Parser</text:span><text:span text:style-name="T4">.</text:span><text:span text:style-name="T4"/></text:p>
      <text:list xml:id="list14038690607528" text:continue-numbering="true" text:style-name="WWNum1">
        <text:list-item>
          <text:p text:style-name="P10"><text:span text:style-name="T11">Структура</text:span></text:p>
        </text:list-item>
      </text:list>
      <text:p text:style-name="P5"><text:span text:style-name="T12">Файлът „</text:span><text:span text:style-name="T8">Final.rkt” </text:span><text:span text:style-name="T12">реализира режим</text:span><text:span text:style-name="T14">а</text:span><text:span text:style-name="T12"> „</text:span><text:bookmark text:name="docs-internal-guid-3230d2af-7fff-6556-4f12-6977eed87b20"/><text:span text:style-name="T15">read-eval-print</text:span> “ <text:span text:style-name="T12">и включва основните функции. Процедурата „establish-expr“ приема израз и среда, в която го оценява. След като установи вида, предава изпълнението на специализирана процедура, оценявща съответния вид изрази. Ако не успее с определянето, връща съобщение и процедурата „</text:span><text:span text:style-name="T8">error” </text:span><text:span text:style-name="T12">насилствено прекратява програмата.</text:span></text:p>
      <text:p text:style-name="P6"><text:span text:style-name="T11">Изразите, предствляващи процедури се делят на два типа: вградени (всички стандартни аритметични операции, както и операции с наредени двойки и тн) и съставни - <text:s/>дефинирани от потребителя. Процедурата „</text:span><text:span text:style-name="T7">execute” </text:span><text:span text:style-name="T11">обработва последните, изчислявайки оператора на процедурата в нова – разширена среда, добавя се лист от двуелементни списъци от формален и реален параметър на текущата процедура. (Промяната на средата е временна – докато приключи оценяването на текущия израз). Изразите, представящи вградени операции се изчисляват от „</text:span><text:span text:style-name="T7">execute” </text:span><text:span text:style-name="T11">чрез вградената в </text:span><text:span text:style-name="T7">r5rs </text:span><text:span text:style-name="T11">„</text:span><text:span text:style-name="T7">apply” </text:span><text:span text:style-name="T11">процедура. Аргументите на гореспоменатите процедури са изчислени преди да се подадат на „</text:span><text:span text:style-name="T7">execute”, </text:span><text:span text:style-name="T11">това се осъществява от процедурата „get-actual-params“. </text:span><text:span text:style-name="T13">Отново, ако изразът не бъде разпознат като валидна процедура, се връща съобщение чрез „</text:span><text:span text:style-name="T9">error”.</text:span></text:p>
      <text:p text:style-name="P7">Всяка променлива, дефинирана от потребителя се записва със съответната й стойност в глобалната променлива – „<text:span text:style-name="T7">environment”, </text:span>в началото съдържаща единствено вградените процедури, чрез „add-definition“. Последната връща съобщение, ако променливата вече е дефинирана в текущия «отрязък» от средата, в противен случай «залепя» към «отрязъка» двуелементен списък от името на променливата и изчислената й стойност чрез „<text:span text:style-name="T7">set!”.</text:span></text:p>
      <text:p text:style-name="P7">По подобен начин се заменя дадена стойност на вече дефинирана променлива чрез <text:line-break/>„change-binding“.</text:p>
      <text:p text:style-name="P7"><text:soft-page-break/>Всяка специализирана процедура за изчисляването на различните изрази си има собствена логика.</text:p>
      <text:p text:style-name="P7">Представянето на процедурите като списъци с обозначаващ първи елемент и последен – средата, в която ще бъдат оценявани е взаимствана от учебника „Structure and Interpretation of Computer Programs“.</text:p>
      <text:p text:style-name="P8">Процедурата „make-sequence-expr“ добавя ключовата дума „<text:span text:style-name="T7">start” </text:span>в началото на израза, ако той е поредица комбинации (синтактично валидна програма), позволявайки по този начин изчисление и, ако е нужно, извеждане резултата на стандартния изход на всяка една от тях.</text:p>
      <text:p text:style-name="P9">Файлът „<text:span text:style-name="T7">tests.rkt” </text:span>включва тестове, обхващащи различни случаи. <text:span text:style-name="T24">Освен „</text:span><text:bookmark text:name="docs-internal-guid-3230d2af-7fff-6556-4f12-6977eed87b20 Copy 1"/><text:span text:style-name="T16">read-eval-print</text:span><text:span text:style-name="T24"> “ режима, изрази могат да се оценяват и извеждат с „</text:span><text:span text:style-name="T10">my-eval” </text:span><text:span text:style-name="T24">и „</text:span><text:span text:style-name="T10">custom-display”.</text:span></text:p>
      <text:p text:style-name="P9"><text:span text:style-name="T10"/></text:p>
      <text:list text:style-name="L2">
        <text:list-item>
          <text:p text:style-name="P11"><text:span text:style-name="T19">Използване на програмата</text:span></text:p>
        </text:list-item>
      </text:list>
      <text:p text:style-name="P4"><text:span text:style-name="T18">Файлът „</text:span><text:span text:style-name="T22">Final” </text:span><text:span text:style-name="T18">поддържа </text:span><text:span text:style-name="T21">„</text:span><text:bookmark text:name="docs-internal-guid-3230d2af-7fff-6556-4f12-6977eed87b20 Copy 1 Copy 1"/><text:span text:style-name="T17">read-eval-print</text:span><text:span text:style-name="T21"> “ </text:span><text:span text:style-name="T18">режима и може да се използва като стандартен вход и изход, а </text:span><text:span text:style-name="T20">„</text:span><text:span text:style-name="T23">tests.rkt” </text:span><text:span text:style-name="T18">съдържа тестове като могат да се добавят и нови такив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family-generic="roman" style:font-pitch="variable"/>
    <style:font-face style:name="Symbol1" svg:font-family="Symbol" style:font-adornments="Regular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" style:display-name="ListLabel 1" style:family="text">
      <style:text-properties style:font-name="Symbol" fo:font-family="Symbol" style:font-family-generic="roman" style:font-pitch="variable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4T01:40:37.763000000</dc:date>
    <meta:editing-duration>PT2H16M13S</meta:editing-duration>
    <meta:editing-cycles>8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15" meta:word-count="416" meta:character-count="3036" meta:non-whitespace-character-count="2632"/>
  </office:meta>
</office:document-meta>
</file>